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0.46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Dash_20__28_Rounded_29_"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Dash_20__28_Rounded_29_" svg:stroke-width="0.018cm" svg:stroke-color="#000000" draw:marker-start-width="0.227cm" draw:marker-end-width="0.227cm" svg:stroke-linecap="round" draw:fill="none" draw:textarea-vertical-align="botto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stroke-dash="Dot" svg:stroke-width="0.035cm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-dash="Dot" svg:stroke-width="0.035cm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8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loext:graphic-properties draw:fill="non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Liberation Sans" fo:font-size="7pt" style:font-name-asian="Liberation Sans" style:font-size-asian="7pt" style:font-name-complex="Liberation Sans" style:font-size-complex="7pt"/>
    </style:style>
    <style:style style:name="T4" style:family="text">
      <style:text-properties style:font-name="Liberation Sans1" fo:font-size="7pt" style:font-name-asian="Liberation Sans" style:font-size-asian="7pt" style:font-name-complex="Liberation Sans" style:font-size-complex="7pt"/>
    </style:style>
    <style:style style:name="T5" style:family="text">
      <style:text-properties style:text-position="0% 100%" style:font-name="Liberation Sans" fo:font-size="7pt" fo:font-weight="bold" style:font-name-asian="Liberation Sans" style:font-size-asian="7pt" style:font-weight-asian="bold" style:font-name-complex="Liberation Sans" style:font-size-complex="7pt" style:font-weight-complex="bold"/>
    </style:style>
    <style:style style:name="T6" style:family="text">
      <style:text-properties style:text-position="-8% 58%" style:font-name="Liberation Sans" fo:font-size="7pt" fo:font-weight="bold" style:font-name-asian="Liberation Sans" style:font-size-asian="7pt" style:font-weight-asian="bold" style:font-name-complex="Liberation Sans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98cm" svg:height="2cm" draw:transform="rotate (0.785398163397448) translate (2.439cm 3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3cm" svg:x="1.544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cm" svg:y1="0.71cm" svg:x2="6.3cm" svg:y2="7.01cm">
          <text:p/>
        </draw:line>
        <draw:line draw:style-name="gr4" draw:text-style-name="P3" draw:layer="layout" svg:x1="0.7cm" svg:y1="0cm" svg:x2="7cm" svg:y2="6.3cm">
          <text:p text:style-name="P2"><text:span text:style-name="T1"/></text:p>
          <text:p text:style-name="P2"><text:span text:style-name="T1"/></text:p>
        </draw:line>
        <draw:custom-shape draw:style-name="gr5" draw:text-style-name="P1" draw:layer="layout" svg:width="0.15cm" svg:height="0.15cm" svg:x="3.524cm" svg:y="2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156cm" svg:y1="2.423cm" svg:x2="3.634cm" svg:y2="1.945cm">
          <text:p/>
        </draw:line>
        <draw:line draw:style-name="gr3" draw:text-style-name="P1" draw:layer="layout" svg:x1="1.44cm" svg:y1="6.971cm" svg:x2="6.989cm" svg:y2="1.44cm">
          <text:p/>
        </draw:line>
        <draw:line draw:style-name="gr3" draw:text-style-name="P1" draw:layer="layout" svg:x1="0.04cm" svg:y1="5.535cm" svg:x2="5.589cm" svg:y2="0.004cm">
          <text:p/>
        </draw:line>
        <draw:line draw:style-name="gr6" draw:text-style-name="P1" draw:layer="layout" svg:x1="4.565cm" svg:y1="3.86cm" svg:x2="5.979cm" svg:y2="5.274cm">
          <text:p/>
        </draw:line>
        <draw:line draw:style-name="gr7" draw:text-style-name="P1" draw:layer="layout" svg:x1="4.576cm" svg:y1="3.846cm" svg:x2="5.283cm" svg:y2="3.139cm">
          <text:p/>
        </draw:line>
        <draw:line draw:style-name="gr7" draw:text-style-name="P1" draw:layer="layout" svg:x1="3.851cm" svg:y1="4.563cm" svg:x2="3.144cm" svg:y2="5.27cm">
          <text:p/>
        </draw:line>
        <draw:line draw:style-name="gr6" draw:text-style-name="P1" draw:layer="layout" svg:x1="3.857cm" svg:y1="4.566cm" svg:x2="5.271cm" svg:y2="5.98cm">
          <text:p/>
        </draw:line>
        <draw:line draw:style-name="gr7" draw:text-style-name="P1" draw:layer="layout" svg:x1="2.432cm" svg:y1="3.15cm" svg:x2="1.725cm" svg:y2="3.857cm">
          <text:p/>
        </draw:line>
        <draw:line draw:style-name="gr7" draw:text-style-name="P1" draw:layer="layout" svg:x1="3.152cm" svg:y1="2.435cm" svg:x2="3.859cm" svg:y2="1.728cm">
          <text:p/>
        </draw:line>
        <draw:line draw:style-name="gr8" draw:text-style-name="P4" draw:layer="layout" svg:x1="3.147cm" svg:y1="2.445cm" svg:x2="1.733cm" svg:y2="1.031cm">
          <text:p text:style-name="P2"><text:span text:style-name="T2"/></text:p>
        </draw:line>
        <draw:line draw:style-name="gr6" draw:text-style-name="P1" draw:layer="layout" svg:x1="2.428cm" svg:y1="3.138cm" svg:x2="1.014cm" svg:y2="1.724cm">
          <text:p/>
        </draw:line>
        <draw:frame draw:style-name="gr9" draw:text-style-name="P5" draw:layer="layout" svg:width="1.324cm" svg:height="0.526cm" svg:x="3.532cm" svg:y="2.629cm">
          <draw:text-box>
            <text:p><text:span text:style-name="T3">ν</text:span><text:span text:style-name="T4">=-0.3</text:span></text:p>
          </draw:text-box>
        </draw:frame>
        <draw:frame draw:style-name="gr10" draw:text-style-name="P6" draw:layer="layout" svg:width="0.734cm" svg:height="0.526cm" draw:transform="rotate (-0.785398163397448) translate (2.243cm 0.958cm)">
          <draw:text-box>
            <text:p><text:span text:style-name="T5">v</text:span><text:span text:style-name="T6">σ</text:span></text:p>
          </draw:text-box>
        </draw:frame>
        <draw:frame draw:style-name="gr10" draw:text-style-name="P6" draw:layer="layout" svg:width="0.692cm" svg:height="0.526cm" draw:transform="rotate (-0.785398163397448) translate (4.144cm 2.859cm)">
          <draw:text-box>
            <text:p><text:span text:style-name="T5">v</text:span><text:span text:style-name="T6">r</text:span></text:p>
          </draw:text-box>
        </draw:frame>
        <draw:frame draw:style-name="gr10" draw:text-style-name="P6" draw:layer="layout" svg:width="0.747cm" svg:height="0.526cm" svg:x="2.749cm" svg:y="1.846cm">
          <draw:text-box>
            <text:p><text:span text:style-name="T5">p</text:span><text:span text:style-name="T6">σ</text:span></text:p>
          </draw:text-box>
        </draw:frame>
        <draw:custom-shape draw:style-name="gr11" draw:text-style-name="P1" draw:layer="layout" svg:width="0.15cm" svg:height="0.15cm" svg:x="1.56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324cm" svg:height="0.526cm" svg:x="1.532cm" svg:y="0.671cm">
          <draw:text-box>
            <text:p><text:span text:style-name="T3">ν</text:span><text:span text:style-name="T4">=+</text:span><text:span text:style-name="T4">1.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10-29T08:04:25.585010170</dc:date>
    <dc:creator>Aurel Wisse</dc:creator>
    <meta:editing-duration>PT1H22M22S</meta:editing-duration>
    <meta:editing-cycles>17</meta:editing-cycles>
    <meta:generator>LibreOffice/7.3.7.2$Linux_X86_64 LibreOffice_project/30$Build-2</meta:generator>
    <meta:document-statistic meta:object-count="22"/>
  </office:meta>
</office:document-meta>
</file>